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d027" officeooo:paragraph-rsid="0028f2b1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256687" officeooo:paragraph-rsid="0028f2b1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73d79" officeooo:paragraph-rsid="00273d79"/>
    </style:style>
    <style:style style:name="P4" style:family="paragraph" style:parent-style-name="Preformatted_20_Text">
      <style:text-properties officeooo:rsid="00256687" officeooo:paragraph-rsid="00256687"/>
    </style:style>
    <style:style style:name="P5" style:family="paragraph" style:parent-style-name="Preformatted_20_Text">
      <style:text-properties officeooo:paragraph-rsid="0028f2b1"/>
    </style:style>
    <style:style style:name="P6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256687" officeooo:paragraph-rsid="00296c47"/>
    </style:style>
    <style:style style:name="P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6687" officeooo:paragraph-rsid="00256687" style:font-size-asian="10pt" style:font-style-asian="normal" style:font-weight-asian="normal" style:text-emphasize="none"/>
    </style:style>
    <style:style style:name="P8" style:family="paragraph" style:parent-style-name="Standard">
      <style:text-properties officeooo:rsid="0028f2b1" officeooo:paragraph-rsid="0028f2b1"/>
    </style:style>
    <style:style style:name="P9" style:family="paragraph" style:parent-style-name="Standard">
      <style:text-properties officeooo:paragraph-rsid="0028f2b1"/>
    </style:style>
    <style:style style:name="P10" style:family="paragraph" style:parent-style-name="Standard">
      <style:text-properties officeooo:rsid="002b38a8" officeooo:paragraph-rsid="002b38a8"/>
    </style:style>
    <style:style style:name="P11" style:family="paragraph" style:parent-style-name="Standard">
      <style:text-properties officeooo:rsid="002b38a8" officeooo:paragraph-rsid="002c0680"/>
    </style:style>
    <style:style style:name="P12" style:family="paragraph" style:parent-style-name="Standard">
      <style:text-properties officeooo:rsid="002c0680" officeooo:paragraph-rsid="002c0680"/>
    </style:style>
    <style:style style:name="P13" style:family="paragraph" style:parent-style-name="Standard">
      <style:text-properties officeooo:rsid="002f537d" officeooo:paragraph-rsid="002f537d"/>
    </style:style>
    <style:style style:name="P14" style:family="paragraph" style:parent-style-name="Preformatted_20_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3d79" officeooo:paragraph-rsid="00273d79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6687" officeooo:paragraph-rsid="00256687" style:font-size-asian="10pt" style:font-style-asian="normal" style:font-weight-asian="normal" style:text-emphasize="none"/>
    </style:style>
    <style:style style:name="P16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256687" officeooo:paragraph-rsid="00296c47"/>
    </style:style>
    <style:style style:name="P17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2dd1bc" officeooo:paragraph-rsid="002dd1bc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3d79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8d027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8f2b1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6687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96c47" style:font-size-asian="10pt" style:font-style-asian="normal" style:font-weight-asian="normal" style:text-emphasize="none"/>
    </style:style>
    <style:style style:name="T7" style:family="text">
      <style:text-properties officeooo:rsid="0028f2b1"/>
    </style:style>
    <style:style style:name="T8" style:family="text">
      <style:text-properties officeooo:rsid="002c0680"/>
    </style:style>
    <style:style style:name="T9" style:family="text">
      <style:text-properties officeooo:rsid="002f6435"/>
    </style:style>
    <style:style style:name="T10" style:family="text">
      <style:text-properties officeooo:rsid="00305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7">CHEGURI KEERTHI KUMARI <text:s text:c="44"/>VT-1047</text:p>
      <text:p text:style-name="P6"><text:span text:style-name="T1">Test : </text:span><text:span text:style-name="T4">LDD</text:span><text:span text:style-name="T2"> <text:s text:c="126"/></text:span><text:span text:style-name="T6">Max marks:100 <text:s text:c="319"/>T <text:s text:c="11"/><text:tab/><text:tab/> <text:s text:c="120"/>Time : 30 minits</text:span></text:p>
      <text:p text:style-name="P14"/>
      <text:p text:style-name="P15">1) Explain the memory layout of Process ? </text:p>
      <text:p text:style-name="P4"><text:span text:style-name="T1">2) </text:span><text:span text:style-name="T2">what is difference between</text:span><text:span text:style-name="T1"> insmod </text:span><text:span text:style-name="T2">and modprobe</text:span><text:span text:style-name="T1">?</text:span><text:span text:style-name="T2"> How modprobe works ? </text:span><text:span text:style-name="T1"><text:s text:c="2"/></text:span></text:p>
      <text:p text:style-name="P5"><text:span text:style-name="T5">3) </text:span><text:span text:style-name="T3">write simple char driver ? </text:span><text:span text:style-name="T4"><text:s/></text:span><text:span text:style-name="T3"><text:s/></text:span></text:p>
      <text:p text:style-name="P7">4) what is the use __init and __exit ?</text:p>
      <text:p text:style-name="P2"><text:span text:style-name="T1">5) </text:span><text:span text:style-name="T2">write a simple Makefile to build kernel module ? </text:span><text:span text:style-name="T4">Explin How Do Modules Get Into The Kernel ?</text:span></text:p>
      <text:p text:style-name="P3"><text:span text:style-name="T2">6</text:span><text:span text:style-name="T1">) </text:span><text:span text:style-name="T3">what is the use of Module.symvers file (thease will generate along with .ko file)? </text:span></text:p>
      <text:p text:style-name="P1">7) <text:span text:style-name="T7">Explain abt fork() - system call ?</text:span></text:p>
      <text:p text:style-name="P8">8) <text:s/>what are the <text:s/>IPC’s present in the Linux ? Explain each?<text:line-break/>9) How you find the give number is process ID or not ?</text:p>
      <text:p text:style-name="P9"><text:span text:style-name="T7">10) what is </text:span>Zombie <text:span text:style-name="T7">and </text:span>Orphan <text:span text:style-name="T7">processes ?</text:span></text:p>
      <text:p text:style-name="P10"/>
      <text:p text:style-name="P10"/>
      <text:p text:style-name="P10"/>
      <text:p text:style-name="P10">1. stack----stores return and local variables</text:p>
      <text:p text:style-name="P10"><text:s text:c="4"/>heap ---allocates memory for pointers</text:p>
      <text:p text:style-name="P10"><text:s text:c="4"/>data ---stores global values</text:p>
      <text:p text:style-name="P10"><text:s text:c="4"/>code ---this stores the executable instructions</text:p>
      <text:p text:style-name="P10"/>
      <text:p text:style-name="P10">2.by using modprobe we can insert dependencies also</text:p>
      <text:p text:style-name="P10"><text:s text:c="3"/>sudo insmode helllo.ko</text:p>
      <text:p text:style-name="P10"><text:s text:c="3"/>sudo modprobe hello</text:p>
      <text:p text:style-name="P10"/>
      <text:p text:style-name="P10">4.init function <text:span text:style-name="T9">called </text:span>when insmode is invoked</text:p>
      <text:p text:style-name="P10"><text:s text:c="3"/>exit function <text:span text:style-name="T9">called </text:span>when rmmod is invoked</text:p>
      <text:p text:style-name="P10"><text:s text:c="3"/></text:p>
      <text:p text:style-name="P10">7.fork()---return 0 if it is child</text:p>
      <text:p text:style-name="P10"><text:s text:c="3"/>otherwise parent .</text:p>
      <text:p text:style-name="P10"><text:s text:c="3"/>Fork is used to create a new processor</text:p>
      <text:p text:style-name="P10"/>
      <text:p text:style-name="P10">8. IPC are used to communicate between the processors</text:p>
      <text:p text:style-name="P10"><text:s text:c="4"/>1.PIPE: it is unidirectional.when process teminated it is also teminates</text:p>
      <text:p text:style-name="P10"><text:s text:c="4"/>2.FIFO: it is bidirectional .it will teminates when system will off</text:p>
      <text:p text:style-name="P10"><text:s text:c="4"/>3.shared memory: it is the fastest compared to all ipc's.here all processers shred the common <text:s text:c="2"/><text:tab/>region.shmat(),shmdt(),shmctl() calls are used in this.</text:p>
      <text:p text:style-name="P10"><text:s text:c="3"/>4.message queue: here messages are added and removed from the messgae <text:tab/>list.msgsnd(),msgrsv(),msgctl() calls are used in this.</text:p>
      <text:p text:style-name="P10"/>
      <text:p text:style-name="P10"/>
      <text:p text:style-name="P10">9.getpid() and we can see in ls /proc <text:span text:style-name="T10">or ps -ef |grep filename</text:span></text:p>
      <text:p text:style-name="P10"/>
      <text:p text:style-name="P10">10.Zombie: chilld return value is not collected by parent</text:p>
      <text:p text:style-name="P11"><text:s text:c="5"/>orphan: their is no parent for child.here init is teh parent for this child</text:p>
      <text:p text:style-name="P11"/>
      <text:p text:style-name="P11"><text:span text:style-name="T8">5.</text:span> <text:tab/><text:tab/><text:tab/><text:span text:style-name="T8">obj-m += buffer.o</text:span></text:p>
      <text:p text:style-name="P12"><text:tab/><text:tab/><text:tab/>KDIR = /lib/modules/$(shell uname -r)/build</text:p>
      <text:p text:style-name="P12"><text:tab/><text:tab/><text:tab/>all:</text:p>
      <text:p text:style-name="P12"><text:tab/><text:tab/><text:tab/>make -C $(KDIR) <text:s/>M=$(shell pwd) modules</text:p>
      <text:p text:style-name="P12"><text:tab/><text:tab/> <text:s text:c="5"/>clean:</text:p>
      <text:p text:style-name="P12"><text:tab/><text:tab/> <text:s text:c="5"/>make -C $(KDIR) <text:s/>M=$(shell pwd) clean</text:p>
      <text:p text:style-name="P12"><text:soft-page-break/></text:p>
      <text:p text:style-name="P12"/>
      <text:p text:style-name="P12"/>
      <text:p text:style-name="P12">by using lsmod we can get the list of <text:s/>modules inserted into the kernel</text:p>
      <text:p text:style-name="P13">by sudo insmod hello.ko we can insert into the kernel.</text:p>
      <text:p text:style-name="P12"/>
      <text:p text:style-name="P12">3 <text:s text:c="2"/>#include &lt;linux/module.h&gt; <text:s text:c="4"/>/* Needed by all modules */ </text:p>
      <text:p text:style-name="P12"><text:s text:c="5"/>#include &lt;linux/kernel.h&gt; <text:s text:c="4"/>/* Needed for KERN_INFO */ </text:p>
      <text:p text:style-name="P12"><text:s text:c="4"/>#include &lt;linux/init.h&gt; <text:s text:c="6"/>/* Needed for the macros */ </text:p>
      <text:p text:style-name="P12"><text:s text:c="2"/></text:p>
      <text:p text:style-name="P12"><text:s text:c="3"/>///&lt; The license type -- this affects runtime behavior </text:p>
      <text:p text:style-name="P12"><text:s text:c="4"/>MODULE_LICENSE("GPL"); </text:p>
      <text:p text:style-name="P12"><text:s text:c="2"/></text:p>
      <text:p text:style-name="P12"><text:s text:c="2"/>///&lt; The author -- visible when you use modinfo </text:p>
      <text:p text:style-name="P12"><text:s text:c="2"/>MODULE_AUTHOR("Akshat Sinha"); </text:p>
      <text:p text:style-name="P12"><text:s text:c="2"/></text:p>
      <text:p text:style-name="P12"><text:s text:c="2"/>///&lt; The description -- see modinfo </text:p>
      <text:p text:style-name="P12"><text:s text:c="2"/>MODULE_DESCRIPTION("A simple Hello world LKM!"); </text:p>
      <text:p text:style-name="P12"><text:s text:c="2"/></text:p>
      <text:p text:style-name="P12"><text:s text:c="2"/>///&lt; The version of the module </text:p>
      <text:p text:style-name="P12"><text:s text:c="2"/>MODULE_VERSION("0.1"); </text:p>
      <text:p text:style-name="P12"><text:s text:c="2"/></text:p>
      <text:p text:style-name="P12"><text:s text:c="2"/>static int __init hello_start(void) </text:p>
      <text:p text:style-name="P12"><text:s text:c="4"/>{ </text:p>
      <text:p text:style-name="P12"><text:s text:c="4"/>printk(KERN_INFO "Loading hello module...\n"); </text:p>
      <text:p text:style-name="P12"><text:s text:c="4"/>printk(KERN_INFO "Hello world\n"); </text:p>
      <text:p text:style-name="P12"><text:s text:c="4"/>return 0; </text:p>
      <text:p text:style-name="P12"><text:s text:c="3"/>} </text:p>
      <text:p text:style-name="P12"><text:s text:c="2"/></text:p>
      <text:p text:style-name="P12"><text:s text:c="2"/>static void __exit hello_end(void) </text:p>
      <text:p text:style-name="P12"><text:s text:c="2"/>{ </text:p>
      <text:p text:style-name="P12"><text:s text:c="4"/>printk(KERN_INFO "Goodbye Mr.\n"); </text:p>
      <text:p text:style-name="P12"><text:s text:c="2"/>} </text:p>
      <text:p text:style-name="P12"><text:s text:c="2"/></text:p>
      <text:p text:style-name="P12">module_init(hello_start); </text:p>
      <text:p text:style-name="P12">module_exit(hello_end); </text:p>
      <text:p text:style-name="P12"/>
      <text:p text:style-name="P12"/>
      <text:p text:style-name="P13">6. it will list out the all the symbols present in the ker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1:03:28.307680886</meta:creation-date>
    <meta:editing-duration>PT20M46S</meta:editing-duration>
    <meta:editing-cycles>7</meta:editing-cycles>
    <meta:generator>LibreOffice/4.2.8.2$Linux_X86_64 LibreOffice_project/420m0$Build-2</meta:generator>
    <dc:date>2019-08-23T18:32:06.974882421</dc:date>
    <meta:document-statistic meta:table-count="0" meta:image-count="0" meta:object-count="0" meta:page-count="2" meta:paragraph-count="71" meta:word-count="448" meta:character-count="3569" meta:non-whitespace-character-count="2353"/>
  </office:meta>
</office:document-meta>
</file>